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76a" officeooo:paragraph-rsid="0010776a"/>
    </style:style>
    <style:style style:name="P2" style:family="paragraph" style:parent-style-name="Standard">
      <style:text-properties officeooo:rsid="00124fc6" officeooo:paragraph-rsid="00124f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chercheurs.lille.inria.fr/~demarey/Main/Teaching</text:p>
      <text:p text:style-name="P1"/>
      <text:p text:style-name="P2">http://people.irisa.fr/Anthony.Baire/git/git-advanced-handout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31:21.564441464</meta:creation-date>
    <dc:date>2016-09-07T16:20:10.290297982</dc:date>
    <meta:editing-duration>PT2H38M3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2" meta:character-count="119" meta:non-whitespace-character-count="119"/>
  </office:meta>
</office:document-meta>
</file>